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609852" calcext:value-type="float">
            <text:p>60985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509675" calcext:value-type="float">
            <text:p>50967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 office:value-type="float" office:value="30991" calcext:value-type="float">
            <text:p>30991</text:p>
          </table:table-cell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29773" calcext:value-type="float">
            <text:p>29773</text:p>
          </table:table-cell>
          <table:table-cell table:style-name="ce22" table:formula="of:=SUM([.C17:.G17])/COUNT([.C17:.G17])" office:value-type="float" office:value="15649.8" calcext:value-type="float">
            <text:p>1564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248877" calcext:value-type="float">
            <text:p>248877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Add+'.B4:'Add+'.B17 'Add+'.H3:'Add+'.H3 'Add+'.H4:'Add+'.H17 'Add+'.I3:'Add+'.I3 'Add+'.I4:'Add+'.I17 'Add+'.J3:'Add+'.J3 'Add+'.J4:'Add+'.J17 'Add+'.K3:'Add+'.K3 'Add+'.K4:'Add+'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MIN([.C4:.G4])" office:value-type="float" office:value="15" calcext:value-type="float">
            <text:p>1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15.8" calcext:value-type="float">
            <text:p>15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122" calcext:value-type="float">
            <text:p>122</text:p>
          </table:table-cell>
          <table:table-cell table:style-name="ce16" table:formula="of:=MIN([.C5:.G5])" office:value-type="float" office:value="71" calcext:value-type="float">
            <text:p>71</text:p>
          </table:table-cell>
          <table:table-cell table:style-name="ce19" table:formula="of:=MAX([.C5:.G5])-[.H5]" office:value-type="float" office:value="51" calcext:value-type="float">
            <text:p>51</text:p>
          </table:table-cell>
          <table:table-cell table:style-name="ce21" table:formula="of:=SUM([.C5:.G5])/COUNT([.C5:.G5])" office:value-type="float" office:value="111.8" calcext:value-type="float">
            <text:p>111,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6:.G6])" office:value-type="float" office:value="13" calcext:value-type="float">
            <text:p>13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1" table:formula="of:=SUM([.C6:.G6])/COUNT([.C6:.G6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57" calcext:value-type="float">
            <text:p>25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number-columns-repeated="2" table:style-name="ce16" office:value-type="float" office:value="259" calcext:value-type="float">
            <text:p>259</text:p>
          </table:table-cell>
          <table:table-cell table:style-name="ce16" table:formula="of:=MIN([.C7:.G7])" office:value-type="float" office:value="257" calcext:value-type="float">
            <text:p>257</text:p>
          </table:table-cell>
          <table:table-cell table:style-name="ce19" table:formula="of:=MAX([.C7:.G7])-[.H7]" office:value-type="float" office:value="2" calcext:value-type="float">
            <text:p>2</text:p>
          </table:table-cell>
          <table:table-cell table:style-name="ce21" table:formula="of:=SUM([.C7:.G7])/COUNT([.C7:.G7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2" calcext:value-type="float">
            <text:p>62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63.4" calcext:value-type="float">
            <text:p>63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3" table:style-name="ce16" office:value-type="float" office:value="141" calcext:value-type="float">
            <text:p>141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table:formula="of:=MIN([.C9:.G9])" office:value-type="float" office:value="139" calcext:value-type="float">
            <text:p>139</text:p>
          </table:table-cell>
          <table:table-cell table:style-name="ce19" table:formula="of:=MAX([.C9:.G9])-[.H9]" office:value-type="float" office:value="2" calcext:value-type="float">
            <text:p>2</text:p>
          </table:table-cell>
          <table:table-cell table:style-name="ce21" table:formula="of:=SUM([.C9:.G9])/COUNT([.C9:.G9])" office:value-type="float" office:value="140.6" calcext:value-type="float">
            <text:p>140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537" calcext:value-type="float">
            <text:p>1537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1712" calcext:value-type="float">
            <text:p>1712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table:formula="of:=MIN([.C10:.G10])" office:value-type="float" office:value="748" calcext:value-type="float">
            <text:p>748</text:p>
          </table:table-cell>
          <table:table-cell table:style-name="ce19" table:formula="of:=MAX([.C10:.G10])-[.H10]" office:value-type="float" office:value="2068" calcext:value-type="float">
            <text:p>2068</text:p>
          </table:table-cell>
          <table:table-cell table:style-name="ce21" table:formula="of:=SUM([.C10:.G10])/COUNT([.C10:.G10])" office:value-type="float" office:value="1610.2" calcext:value-type="float">
            <text:p>1610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2788" calcext:value-type="float">
            <text:p>2788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3098" calcext:value-type="float">
            <text:p>3098</text:p>
          </table:table-cell>
          <table:table-cell table:style-name="ce16" office:value-type="float" office:value="1144" calcext:value-type="float">
            <text:p>1144</text:p>
          </table:table-cell>
          <table:table-cell table:style-name="ce16" table:formula="of:=MIN([.C11:.G11])" office:value-type="float" office:value="488" calcext:value-type="float">
            <text:p>488</text:p>
          </table:table-cell>
          <table:table-cell table:style-name="ce19" table:formula="of:=MAX([.C11:.G11])-[.H11]" office:value-type="float" office:value="2734" calcext:value-type="float">
            <text:p>2734</text:p>
          </table:table-cell>
          <table:table-cell table:style-name="ce21" table:formula="of:=SUM([.C11:.G11])/COUNT([.C11:.G11])" office:value-type="float" office:value="2148" calcext:value-type="float">
            <text:p>2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5269" calcext:value-type="float">
            <text:p>5269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8403" calcext:value-type="float">
            <text:p>8403</text:p>
          </table:table-cell>
          <table:table-cell table:style-name="ce16" table:formula="of:=MIN([.C12:.G12])" office:value-type="float" office:value="677" calcext:value-type="float">
            <text:p>677</text:p>
          </table:table-cell>
          <table:table-cell table:style-name="ce19" table:formula="of:=MAX([.C12:.G12])-[.H12]" office:value-type="float" office:value="7726" calcext:value-type="float">
            <text:p>7726</text:p>
          </table:table-cell>
          <table:table-cell table:style-name="ce21" table:formula="of:=SUM([.C12:.G12])/COUNT([.C12:.G12])" office:value-type="float" office:value="3725.2" calcext:value-type="float">
            <text:p>37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6705" calcext:value-type="float">
            <text:p>6705</text:p>
          </table:table-cell>
          <table:table-cell table:style-name="ce16" office:value-type="float" office:value="6061" calcext:value-type="float">
            <text:p>6061</text:p>
          </table:table-cell>
          <table:table-cell table:style-name="ce16" office:value-type="float" office:value="20679" calcext:value-type="float">
            <text:p>20679</text:p>
          </table:table-cell>
          <table:table-cell table:style-name="ce16" office:value-type="float" office:value="24917" calcext:value-type="float">
            <text:p>24917</text:p>
          </table:table-cell>
          <table:table-cell table:style-name="ce16" office:value-type="float" office:value="19264" calcext:value-type="float">
            <text:p>19264</text:p>
          </table:table-cell>
          <table:table-cell table:style-name="ce16" table:formula="of:=MIN([.C13:.G13])" office:value-type="float" office:value="6061" calcext:value-type="float">
            <text:p>6061</text:p>
          </table:table-cell>
          <table:table-cell table:style-name="ce19" table:formula="of:=MAX([.C13:.G13])-[.H13]" office:value-type="float" office:value="18856" calcext:value-type="float">
            <text:p>18856</text:p>
          </table:table-cell>
          <table:table-cell table:style-name="ce21" table:formula="of:=SUM([.C13:.G13])/COUNT([.C13:.G13])" office:value-type="float" office:value="15525.2" calcext:value-type="float">
            <text:p>155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2233" calcext:value-type="float">
            <text:p>12233</text:p>
          </table:table-cell>
          <table:table-cell table:style-name="ce16" office:value-type="float" office:value="16135" calcext:value-type="float">
            <text:p>16135</text:p>
          </table:table-cell>
          <table:table-cell table:style-name="ce16" office:value-type="float" office:value="3540" calcext:value-type="float">
            <text:p>3540</text:p>
          </table:table-cell>
          <table:table-cell table:style-name="ce16" office:value-type="float" office:value="3995" calcext:value-type="float">
            <text:p>3995</text:p>
          </table:table-cell>
          <table:table-cell table:style-name="ce16" office:value-type="float" office:value="7422" calcext:value-type="float">
            <text:p>7422</text:p>
          </table:table-cell>
          <table:table-cell table:style-name="ce16" table:formula="of:=MIN([.C14:.G14])" office:value-type="float" office:value="3540" calcext:value-type="float">
            <text:p>3540</text:p>
          </table:table-cell>
          <table:table-cell table:style-name="ce19" table:formula="of:=MAX([.C14:.G14])-[.H14]" office:value-type="float" office:value="12595" calcext:value-type="float">
            <text:p>12595</text:p>
          </table:table-cell>
          <table:table-cell table:style-name="ce21" table:formula="of:=SUM([.C14:.G14])/COUNT([.C14:.G14])" office:value-type="float" office:value="8665" calcext:value-type="float">
            <text:p>86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3779" calcext:value-type="float">
            <text:p>23779</text:p>
          </table:table-cell>
          <table:table-cell table:style-name="ce16" office:value-type="float" office:value="24404" calcext:value-type="float">
            <text:p>24404</text:p>
          </table:table-cell>
          <table:table-cell table:style-name="ce16" office:value-type="float" office:value="2252" calcext:value-type="float">
            <text:p>2252</text:p>
          </table:table-cell>
          <table:table-cell table:style-name="ce16" office:value-type="float" office:value="48073" calcext:value-type="float">
            <text:p>48073</text:p>
          </table:table-cell>
          <table:table-cell table:style-name="ce16" office:value-type="float" office:value="100815" calcext:value-type="float">
            <text:p>100815</text:p>
          </table:table-cell>
          <table:table-cell table:style-name="ce16" table:formula="of:=MIN([.C15:.G15])" office:value-type="float" office:value="2252" calcext:value-type="float">
            <text:p>2252</text:p>
          </table:table-cell>
          <table:table-cell table:style-name="ce19" table:formula="of:=MAX([.C15:.G15])-[.H15]" office:value-type="float" office:value="98563" calcext:value-type="float">
            <text:p>98563</text:p>
          </table:table-cell>
          <table:table-cell table:style-name="ce21" table:formula="of:=SUM([.C15:.G15])/COUNT([.C15:.G15])" office:value-type="float" office:value="39864.6" calcext:value-type="float">
            <text:p>39864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63178" calcext:value-type="float">
            <text:p>63178</text:p>
          </table:table-cell>
          <table:table-cell table:style-name="ce16" office:value-type="float" office:value="244653" calcext:value-type="float">
            <text:p>244653</text:p>
          </table:table-cell>
          <table:table-cell table:style-name="ce16" office:value-type="float" office:value="28119" calcext:value-type="float">
            <text:p>28119</text:p>
          </table:table-cell>
          <table:table-cell table:style-name="ce16" office:value-type="float" office:value="9675" calcext:value-type="float">
            <text:p>9675</text:p>
          </table:table-cell>
          <table:table-cell table:style-name="ce16" office:value-type="float" office:value="128972" calcext:value-type="float">
            <text:p>128972</text:p>
          </table:table-cell>
          <table:table-cell table:style-name="ce16" table:formula="of:=MIN([.C16:.G16])" office:value-type="float" office:value="9675" calcext:value-type="float">
            <text:p>9675</text:p>
          </table:table-cell>
          <table:table-cell table:style-name="ce19" table:formula="of:=MAX([.C16:.G16])-[.H16]" office:value-type="float" office:value="234978" calcext:value-type="float">
            <text:p>234978</text:p>
          </table:table-cell>
          <table:table-cell table:style-name="ce21" table:formula="of:=SUM([.C16:.G16])/COUNT([.C16:.G16])" office:value-type="float" office:value="94919.4" calcext:value-type="float">
            <text:p>9491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52200" calcext:value-type="float">
            <text:p>52200</text:p>
          </table:table-cell>
          <table:table-cell table:style-name="ce17" office:value-type="float" office:value="419714" calcext:value-type="float">
            <text:p>419714</text:p>
          </table:table-cell>
          <table:table-cell table:style-name="ce17" office:value-type="float" office:value="103359" calcext:value-type="float">
            <text:p>103359</text:p>
          </table:table-cell>
          <table:table-cell table:style-name="ce17" office:value-type="float" office:value="260878" calcext:value-type="float">
            <text:p>260878</text:p>
          </table:table-cell>
          <table:table-cell table:style-name="ce17"/>
          <table:table-cell table:style-name="ce17" table:formula="of:=MIN([.C17:.G17])" office:value-type="float" office:value="52200" calcext:value-type="float">
            <text:p>52200</text:p>
          </table:table-cell>
          <table:table-cell table:style-name="ce20" table:formula="of:=MAX([.C17:.G17])-[.H17]" office:value-type="float" office:value="367514" calcext:value-type="float">
            <text:p>367514</text:p>
          </table:table-cell>
          <table:table-cell table:style-name="ce22" table:formula="of:=SUM([.C17:.G17])/COUNT([.C17:.G17])" office:value-type="float" office:value="209037.75" calcext:value-type="float">
            <text:p>209037,75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1671452" calcext:value-type="float">
            <text:p>167145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17 Durchschnitte.C3:Durchschnitte.C3 Durchschnitte.C4:Durchschnitte.C17 Durchschnitte.D3:Durchschnitte.D3 Durchschnitte.D4:Durchschnitte.D17 Durchschnitte.E3:Durchschnitte.E3 Durchschnitte.E4:Durchschnitte.E17 Durchschnitte.F3:Durchschnitte.F3 Durchschnitte.F4:Durchschnitte.F17 Durchschnitte.G3:Durchschnitte.G3 Durchschnitte.G4:Durchschnitte.G17 Durchschnitte.H3:Durchschnitte.H3 Durchschnitte.H4:Durchschnitte.H17 Durchschnitte.I3:Durchschnitte.I3 Durchschnitte.I4:Durchschnitte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Add+</text:p>
          </table:table-cell>
          <table:table-cell table:style-name="ce15"/>
          <table:table-cell table:style-name="ce18" table:number-columns-repeated="2"/>
          <table:table-cell table:style-name="ce23" office:value-type="string" calcext:value-type="string">
            <text:p>Iterativ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'Add+'.J4]" office:value-type="float" office:value="15.8" calcext:value-type="float">
            <text:p>15,8</text:p>
          </table:table-cell>
          <table:table-cell table:style-name="ce16" table:number-columns-repeated="2"/>
          <table:table-cell table:style-name="ce19"/>
          <table:table-cell table:style-name="ce24" table:formula="of:=[Iterativ.J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'Add+'.J5]" office:value-type="float" office:value="111.8" calcext:value-type="float">
            <text:p>111,8</text:p>
          </table:table-cell>
          <table:table-cell table:style-name="ce16" table:number-columns-repeated="2"/>
          <table:table-cell table:style-name="ce19"/>
          <table:table-cell table:style-name="ce24" table:formula="of:=[Iterativ.J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'Add+'.J6]" office:value-type="float" office:value="13" calcext:value-type="float">
            <text:p>13</text:p>
          </table:table-cell>
          <table:table-cell table:style-name="ce16" table:number-columns-repeated="2"/>
          <table:table-cell table:style-name="ce19"/>
          <table:table-cell table:style-name="ce24" table:formula="of:=[Iterativ.J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'Add+'.J7]" office:value-type="float" office:value="258" calcext:value-type="float">
            <text:p>258</text:p>
          </table:table-cell>
          <table:table-cell table:style-name="ce16" table:number-columns-repeated="2"/>
          <table:table-cell table:style-name="ce19"/>
          <table:table-cell table:style-name="ce24" table:formula="of:=[Iterativ.J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'Add+'.J8]" office:value-type="float" office:value="63.4" calcext:value-type="float">
            <text:p>63,4</text:p>
          </table:table-cell>
          <table:table-cell table:style-name="ce16" table:number-columns-repeated="2"/>
          <table:table-cell table:style-name="ce19"/>
          <table:table-cell table:style-name="ce24" table:formula="of:=[Iterativ.J8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'Add+'.J9]" office:value-type="float" office:value="140.6" calcext:value-type="float">
            <text:p>140,6</text:p>
          </table:table-cell>
          <table:table-cell table:style-name="ce16" table:number-columns-repeated="2"/>
          <table:table-cell table:style-name="ce19"/>
          <table:table-cell table:style-name="ce24" table:formula="of:=[Iterativ.J9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'Add+'.J10]" office:value-type="float" office:value="1610.2" calcext:value-type="float">
            <text:p>1610,2</text:p>
          </table:table-cell>
          <table:table-cell table:style-name="ce16" table:number-columns-repeated="2"/>
          <table:table-cell table:style-name="ce19"/>
          <table:table-cell table:style-name="ce24" table:formula="of:=[Iterativ.J10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'Add+'.J11]" office:value-type="float" office:value="2148" calcext:value-type="float">
            <text:p>2148</text:p>
          </table:table-cell>
          <table:table-cell table:style-name="ce16" table:number-columns-repeated="2"/>
          <table:table-cell table:style-name="ce19"/>
          <table:table-cell table:style-name="ce24" table:formula="of:=[Iterativ.J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'Add+'.J12]" office:value-type="float" office:value="3725.2" calcext:value-type="float">
            <text:p>3725,2</text:p>
          </table:table-cell>
          <table:table-cell table:style-name="ce16" table:number-columns-repeated="2"/>
          <table:table-cell table:style-name="ce19"/>
          <table:table-cell table:style-name="ce24" table:formula="of:=[Iterativ.J12]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'Add+'.J13]" office:value-type="float" office:value="15525.2" calcext:value-type="float">
            <text:p>15525,2</text:p>
          </table:table-cell>
          <table:table-cell table:style-name="ce16" table:number-columns-repeated="2"/>
          <table:table-cell table:style-name="ce19"/>
          <table:table-cell table:style-name="ce24" table:formula="of:=[Iterativ.J13]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'Add+'.J14]" office:value-type="float" office:value="8665" calcext:value-type="float">
            <text:p>8665</text:p>
          </table:table-cell>
          <table:table-cell table:style-name="ce16" table:number-columns-repeated="2"/>
          <table:table-cell table:style-name="ce19"/>
          <table:table-cell table:style-name="ce24" table:formula="of:=[Iterativ.J1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'Add+'.J15]" office:value-type="float" office:value="39864.6" calcext:value-type="float">
            <text:p>39864,6</text:p>
          </table:table-cell>
          <table:table-cell table:style-name="ce16" table:number-columns-repeated="2"/>
          <table:table-cell table:style-name="ce19"/>
          <table:table-cell table:style-name="ce24" table:formula="of:=[Iterativ.J15]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'Add+'.J16]" office:value-type="float" office:value="94919.4" calcext:value-type="float">
            <text:p>94919,4</text:p>
          </table:table-cell>
          <table:table-cell table:style-name="ce16" table:number-columns-repeated="2"/>
          <table:table-cell table:style-name="ce19"/>
          <table:table-cell table:style-name="ce24" table:formula="of:=[Iterativ.J16]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6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'Modul+'.J17]" office:value-type="float" office:value="15649.8" calcext:value-type="float">
            <text:p>15649,8</text:p>
          </table:table-cell>
          <table:table-cell table:style-name="ce17" table:formula="of:=['Add+'.J17]" office:value-type="float" office:value="209037.75" calcext:value-type="float">
            <text:p>209037,75</text:p>
          </table:table-cell>
          <table:table-cell table:style-name="ce17" table:number-columns-repeated="2"/>
          <table:table-cell table:style-name="ce20"/>
          <table:table-cell table:style-name="ce25" table:formula="of:=[Iterativ.J17]" office:value-type="float" office:value="123" calcext:value-type="float">
            <text:p>12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.00.0000</text:date>, <text:time style:data-style-name="N2" text:time-value="09:42:33.1138837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4-11T09:45:41.617674364</dc:date>
    <meta:editing-cycles>125</meta:editing-cycles>
    <meta:editing-duration>P11DT14H17M29S</meta:editing-duration>
    <meta:generator>LibreOffice/4.2.8.2$Linux_X86_64 LibreOffice_project/420m0$Build-2</meta:generator>
    <meta:document-statistic meta:table-count="7" meta:cell-count="78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13107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483cm" style:legend-expansion="high" chart:style-name="ch2"/>
        <chart:plot-area chart:style-name="ch3" table:cell-range-address="Durchschnitte.B4:Durchschnitte.I17 Durchschnitte.C3:Durchschnitte.I3" chart:data-source-has-labels="both" svg:x="0.401cm" svg:y="0.251cm" svg:width="16.579cm" svg:height="12.05cm">
          <chartooo:coordinate-region svg:x="1.763cm" svg:y="0.45cm" svg:width="15.03cm" svg:height="11.204cm"/>
          <chart:axis chart:dimension="x" chart:name="primary-x" chart:style-name="ch4" chartooo:axis-type="auto">
            <chartooo:date-scale/>
            <chart:categories table:cell-range-address="Durchschnitte.B4:Durchschnitte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7" chart:label-cell-address="Durchschnitte.C3:Durchschnitte.C3" chart:class="chart:line">
            <chart:data-point chart:repeated="14"/>
          </chart:series>
          <chart:series chart:style-name="ch8" chart:values-cell-range-address="Durchschnitte.D4:Durchschnitte.D17" chart:label-cell-address="Durchschnitte.D3:Durchschnitte.D3" chart:class="chart:line">
            <chart:data-point chart:repeated="14"/>
          </chart:series>
          <chart:series chart:style-name="ch9" chart:values-cell-range-address="Durchschnitte.E4:Durchschnitte.E17" chart:label-cell-address="Durchschnitte.E3:Durchschnitte.E3" chart:class="chart:line">
            <chart:data-point chart:repeated="14"/>
          </chart:series>
          <chart:series chart:style-name="ch10" chart:values-cell-range-address="Durchschnitte.F4:Durchschnitte.F17" chart:label-cell-address="Durchschnitte.F3:Durchschnitte.F3" chart:class="chart:line">
            <chart:data-point chart:repeated="14"/>
          </chart:series>
          <chart:series chart:style-name="ch11" chart:values-cell-range-address="Durchschnitte.G4:Durchschnitte.G17" chart:label-cell-address="Durchschnitte.G3:Durchschnitte.G3" chart:class="chart:line">
            <chart:data-point chart:repeated="14"/>
          </chart:series>
          <chart:series chart:style-name="ch12" chart:values-cell-range-address="Durchschnitte.H4:Durchschnitte.H17" chart:label-cell-address="Durchschnitte.H3:Durchschnitte.H3" chart:class="chart:line">
            <chart:data-point chart:repeated="14"/>
          </chart:series>
          <chart:series chart:style-name="ch13" chart:values-cell-range-address="Durchschnitte.I4:Durchschnitte.I17" chart:label-cell-address="Durchschnitte.I3:Durchschnitte.I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Add+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7</svg:desc>
                </draw:g>
              </table:table-cell>
              <table:table-cell office:value-type="float" office:value="5.4">
                <text:p>5.4</text:p>
                <draw:g>
                  <svg:desc>Durchschnitte.C4:Durchschnitte.C17</svg:desc>
                </draw:g>
              </table:table-cell>
              <table:table-cell office:value-type="float" office:value="13">
                <text:p>13</text:p>
                <draw:g>
                  <svg:desc>Durchschnitte.D4:Durchschnitte.D17</svg:desc>
                </draw:g>
              </table:table-cell>
              <table:table-cell office:value-type="float" office:value="5">
                <text:p>5</text:p>
                <draw:g>
                  <svg:desc>Durchschnitte.E4:Durchschnitte.E17</svg:desc>
                </draw:g>
              </table:table-cell>
              <table:table-cell office:value-type="float" office:value="15.8">
                <text:p>15.8</text:p>
                <draw:g>
                  <svg:desc>Durchschnitte.F4:Durchschnitte.F17</svg:desc>
                </draw:g>
              </table:table-cell>
              <table:table-cell office:value-type="float" office:value="NaN">
                <text:p>NaN</text:p>
                <draw:g>
                  <svg:desc>Durchschnitte.G4:Durchschnitte.G17</svg:desc>
                </draw:g>
              </table:table-cell>
              <table:table-cell office:value-type="float" office:value="NaN">
                <text:p>NaN</text:p>
                <draw:g>
                  <svg:desc>Durchschnitte.H4:Durchschnitte.H17</svg:desc>
                </draw:g>
              </table:table-cell>
              <table:table-cell office:value-type="float" office:value="NaN">
                <text:p>NaN</text:p>
                <draw:g>
                  <svg:desc>Durchschnitte.I4:Durchschnitte.I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39864.6">
                <text:p>398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94919.4">
                <text:p>949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209037.75">
                <text:p>20903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7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Add+'.B4:'Add+'.B17 'Add+'.H3:'Add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Add+'.B4:'Add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dd+'.H4:'Add+'.H17" chart:label-cell-address="'Add+'.H3:'Add+'.H3" chart:class="chart:bar">
            <chart:data-point chart:repeated="14"/>
          </chart:series>
          <chart:series chart:attached-axis="primary-y" chart:style-name="ch8" chart:values-cell-range-address="'Add+'.I4:'Add+'.I17" chart:label-cell-address="'Add+'.I3:'Add+'.I3" chart:class="chart:bar">
            <chart:data-point chart:repeated="14"/>
          </chart:series>
          <chart:series chart:attached-axis="primary-y" chart:style-name="ch9" chart:values-cell-range-address="'Add+'.J4:'Add+'.J17" chart:label-cell-address="'Add+'.J3:'Add+'.J3" chart:class="chart:line">
            <chart:data-point chart:repeated="14"/>
          </chart:series>
          <chart:series chart:attached-axis="secondary-y" chart:style-name="ch10" chart:values-cell-range-address="'Add+'.K4:'Add+'.K17" chart:label-cell-address="'Add+'.K3:'Add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dd+'.H3:'Add+'.H3</svg:desc>
                </draw:g>
              </table:table-cell>
              <table:table-cell office:value-type="string">
                <text:p>diff</text:p>
                <draw:g>
                  <svg:desc>'Add+'.I3:'Add+'.I3</svg:desc>
                </draw:g>
              </table:table-cell>
              <table:table-cell office:value-type="string">
                <text:p>mittel</text:p>
                <draw:g>
                  <svg:desc>'Add+'.J3:'Add+'.J3</svg:desc>
                </draw:g>
              </table:table-cell>
              <table:table-cell office:value-type="string">
                <text:p>anzahl</text:p>
                <draw:g>
                  <svg:desc>'Add+'.K3:'Add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Add+'.B4:'Add+'.B17</svg:desc>
                </draw:g>
              </table:table-cell>
              <table:table-cell office:value-type="float" office:value="15">
                <text:p>15</text:p>
                <draw:g>
                  <svg:desc>'Add+'.H4:'Add+'.H17</svg:desc>
                </draw:g>
              </table:table-cell>
              <table:table-cell office:value-type="float" office:value="1">
                <text:p>1</text:p>
                <draw:g>
                  <svg:desc>'Add+'.I4:'Add+'.I17</svg:desc>
                </draw:g>
              </table:table-cell>
              <table:table-cell office:value-type="float" office:value="15.8">
                <text:p>15.8</text:p>
                <draw:g>
                  <svg:desc>'Add+'.J4:'Add+'.J17</svg:desc>
                </draw:g>
              </table:table-cell>
              <table:table-cell office:value-type="float" office:value="1">
                <text:p>1</text:p>
                <draw:g>
                  <svg:desc>'Add+'.K4:'Add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75">
                <text:p>9675</text:p>
              </table:table-cell>
              <table:table-cell office:value-type="float" office:value="234978">
                <text:p>234978</text:p>
              </table:table-cell>
              <table:table-cell office:value-type="float" office:value="94919.4">
                <text:p>9491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2200">
                <text:p>52200</text:p>
              </table:table-cell>
              <table:table-cell office:value-type="float" office:value="367514">
                <text:p>367514</text:p>
              </table:table-cell>
              <table:table-cell office:value-type="float" office:value="209037.75">
                <text:p>209037.7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